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85b7" officeooo:paragraph-rsid="002185b7"/>
    </style:style>
    <style:style style:name="P2" style:family="paragraph" style:parent-style-name="Standard">
      <style:text-properties fo:font-weight="bold" officeooo:rsid="002185b7" officeooo:paragraph-rsid="002185b7" style:font-weight-asian="bold" style:font-weight-complex="bold"/>
    </style:style>
    <style:style style:name="P3" style:family="paragraph" style:parent-style-name="Standard">
      <style:text-properties fo:font-size="14pt" fo:font-weight="bold" officeooo:rsid="002185b7" officeooo:paragraph-rsid="002185b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2185b7"/>
    </style:style>
    <style:style style:name="P5" style:family="paragraph" style:parent-style-name="Standard">
      <style:text-properties officeooo:rsid="0023eca9" officeooo:paragraph-rsid="0023eca9"/>
    </style:style>
    <style:style style:name="P6" style:family="paragraph" style:parent-style-name="Standard">
      <style:text-properties officeooo:paragraph-rsid="0023eca9"/>
    </style:style>
    <style:style style:name="P7" style:family="paragraph" style:parent-style-name="Preformatted_20_Text">
      <style:text-properties officeooo:paragraph-rsid="0023eca9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3eca9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51939"/>
    </style:style>
    <style:style style:name="T1" style:family="text">
      <style:text-properties officeooo:rsid="002185b7"/>
    </style:style>
    <style:style style:name="T2" style:family="text">
      <style:text-properties officeooo:rsid="00236777"/>
    </style:style>
    <style:style style:name="T3" style:family="text">
      <style:text-properties officeooo:rsid="0023eca9"/>
    </style:style>
    <style:style style:name="T4" style:family="text">
      <style:text-properties fo:font-weight="bold" officeooo:rsid="0023eca9" style:font-weight-asian="bold" style:font-weight-complex="bold"/>
    </style:style>
    <style:style style:name="T5" style:family="text">
      <style:text-properties fo:font-weight="bold" officeooo:rsid="00251939" style:font-weight-asian="bold" style:font-weight-complex="bold"/>
    </style:style>
    <style:style style:name="T6" style:family="text">
      <style:text-properties fo:font-weight="normal" officeooo:rsid="00251939" style:font-weight-asian="normal" style:font-weight-complex="normal"/>
    </style:style>
    <style:style style:name="T7" style:family="text">
      <style:text-properties officeooo:rsid="002519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S+Gazebo无人机视觉仿真平台搭建教程</text:p>
      <text:p text:style-name="P2">作者：陈刚 Clarence</text:p>
      <text:p text:style-name="P2">时间：2017.11.9</text:p>
      <text:p text:style-name="P1"/>
      <text:p text:style-name="P1">参考教程：</text:p>
      <text:p text:style-name="P1">PX4官网教程： <text:a xlink:type="simple" xlink:href="https://dev.px4.io/en/simulation/ros_interface.html">https://dev.px4.io/en/simulation/ros_interface.html</text:a></text:p>
      <text:p text:style-name="P4"><text:span text:style-name="T1"><text:tab/><text:tab/>详见</text:span><text:bookmark text:name="interfacing-the-simulation-to-ros"/>Interfacing the Simulation to ROS 以及 <text:bookmark text:name="gazebo-simulation"/>Gazebo Simulation</text:p>
      <text:p text:style-name="P1">Gazebo官网教程： <text:a xlink:type="simple" xlink:href="http://www.gazebosim.org/tutorials">http://www.gazebosim.org/tutorials</text:a></text:p>
      <text:p text:style-name="P1"><text:tab/><text:tab/></text:p>
      <text:p text:style-name="P1">以下内容在Ubuntu<text:span text:style-name="T2">14.04 系统、 ROS Indigo以及Gazebo7.0环境下测试没问题</text:span></text:p>
      <text:p text:style-name="P6"><text:span text:style-name="T4">1. </text:span><text:span text:style-name="T3">安装ROS（这里不详述，网上教程很多），并使用ROS的包安装方式安装Gazebo环境，</text:span><text:span text:style-name="Source_20_Text">sudo apt-get install ros-$(ROS_DISTRO)-gazebo7-ros-pkgs </text:span></text:p>
      <text:p text:style-name="P5"/>
      <text:p text:style-name="P6"><text:span text:style-name="T4">2.</text:span><text:span text:style-name="T3">在ROS工作空间中下载mavros(在github中搜索即可找到)，使用指令</text:span></text:p>
      <text:p text:style-name="P6"><text:span text:style-name="Source_20_Text">roslaunch mavros px4.launch fcu_url:="udp://:</text:span><text:a xlink:type="simple" xlink:href="mailto:14540@127.0.0.1"><text:span text:style-name="Source_20_Text">14540@127.0.0.1</text:span></text:a><text:span text:style-name="Source_20_Text">:14557"</text:span></text:p>
      <text:p text:style-name="P6"><text:span text:style-name="Source_20_Text">开启mavros本地电脑通讯仿真模式</text:span></text:p>
      <text:p text:style-name="P6"/>
      <text:p text:style-name="P6"><text:span text:style-name="Source_20_Text"><text:span text:style-name="T4">3.</text:span></text:span><text:span text:style-name="Source_20_Text"><text:span text:style-name="T3">在github下载PX4源码，并编译为仿真模式，如下：</text:span></text:span></text:p>
      <text:p text:style-name="P7"><text:span text:style-name="Source_20_Text">cd &lt;Firmware_clone&gt;</text:span></text:p>
      <text:p text:style-name="Preformatted_20_Text"><text:span text:style-name="Source_20_Text">make posix_sitl_default gazebo</text:span></text:p>
      <text:p text:style-name="Preformatted_20_Text"><text:span text:style-name="Source_20_Text">source ~/catkin_ws/devel/setup.bash <text:s text:c="3"/>// (optional)</text:span></text:p>
      <text:p text:style-name="Preformatted_20_Text"><text:span text:style-name="Source_20_Text">source Tools/setup_gazebo.bash $(pwd) $(pwd)/build/posix_sitl_default</text:span></text:p>
      <text:p text:style-name="Preformatted_20_Text"><text:span text:style-name="Source_20_Text">export ROS_PACKAGE_PATH=$ROS_PACKAGE_PATH:$(pwd)</text:span></text:p>
      <text:p text:style-name="Preformatted_20_Text"><text:span text:style-name="Source_20_Text">export ROS_PACKAGE_PATH=$ROS_PACKAGE_PATH:$(pwd)/Tools/sitl_gazebo</text:span></text:p>
      <text:p text:style-name="P8"><text:span text:style-name="Source_20_Text">roslaunch px4 posix_sitl.launch</text:span></text:p>
      <text:p text:style-name="P8"><text:span text:style-name="Source_20_Text">最好将</text:span></text:p>
      <text:p text:style-name="P7"><text:span text:style-name="Source_20_Text">source ~/catkin_ws/devel/setup.bash <text:s text:c="3"/>// (optional)</text:span></text:p>
      <text:p text:style-name="P7"><text:span text:style-name="Source_20_Text">source Tools/setup_gazebo.bash $(pwd) $(pwd)/build/posix_sitl_default</text:span></text:p>
      <text:p text:style-name="P7"><text:span text:style-name="Source_20_Text">export ROS_PACKAGE_PATH=$ROS_PACKAGE_PATH:$(pwd)</text:span></text:p>
      <text:p text:style-name="P9"><text:span text:style-name="Source_20_Text">export ROS_PACKAGE_PATH=$ROS_PACKAGE_PATH:$(pwd)/Tools/sitl_gazebo</text:span></text:p>
      <text:p text:style-name="P9"><text:span text:style-name="Source_20_Text">直接写入.</text:span><text:span text:style-name="Source_20_Text"><text:span text:style-name="T3">bashrc文件中，避免每次启动的麻烦</text:span></text:span></text:p>
      <text:p text:style-name="P9"><text:span text:style-name="Source_20_Text">启动时你会看到</text:span></text:p>
      <text:p text:style-name="P9"><text:span text:style-name="Source_20_Text">[init] shell id: 46979166467136</text:span></text:p>
      <text:p text:style-name="Preformatted_20_Text"><text:span text:style-name="Source_20_Text">[init] task name: px4</text:span></text:p>
      <text:p text:style-name="Preformatted_20_Text"/>
      <text:p text:style-name="Preformatted_20_Text"><text:span text:style-name="Source_20_Text">______ <text:s/>__ <text:s text:c="2"/>__ <text:s text:c="3"/>___</text:span></text:p>
      <text:p text:style-name="Preformatted_20_Text"><text:span text:style-name="Source_20_Text">| ___ \ \ \ / / <text:s text:c="2"/>/ <text:s text:c="2"/>|</text:span></text:p>
      <text:p text:style-name="Preformatted_20_Text"><text:span text:style-name="Source_20_Text">| |_/ / <text:s/>\ V / <text:s text:c="2"/>/ /| |</text:span></text:p>
      <text:p text:style-name="Preformatted_20_Text"><text:span text:style-name="Source_20_Text">| <text:s/>__/ <text:s text:c="2"/>/ <text:s text:c="2"/>\ <text:s/>/ /_| |</text:span></text:p>
      <text:p text:style-name="Preformatted_20_Text"><text:span text:style-name="Source_20_Text">| | <text:s text:c="4"/>/ /^\ \ \___ <text:s/>|</text:span></text:p>
      <text:p text:style-name="Preformatted_20_Text"><text:span text:style-name="Source_20_Text">\_| <text:s text:c="4"/>\/ <text:s text:c="2"/>\/ <text:s text:c="4"/>|_/</text:span></text:p>
      <text:p text:style-name="Preformatted_20_Text"/>
      <text:p text:style-name="Preformatted_20_Text"><text:span text:style-name="Source_20_Text">Ready to fly.</text:span></text:p>
      <text:p text:style-name="Preformatted_20_Text"/>
      <text:p text:style-name="Preformatted_20_Text"/>
      <text:p text:style-name="Preformatted_20_Text"><text:span text:style-name="Source_20_Text">INFO <text:s/>LED::init</text:span></text:p>
      <text:p text:style-name="Preformatted_20_Text"><text:span text:style-name="Source_20_Text">729 DevObj::init led</text:span></text:p>
      <text:p text:style-name="Preformatted_20_Text"><text:span text:style-name="Source_20_Text">736 Added driver 0x2aba34001080 /dev/led0</text:span></text:p>
      <text:p text:style-name="Preformatted_20_Text"><text:span text:style-name="Source_20_Text">INFO <text:s/>LED::init</text:span></text:p>
      <text:p text:style-name="Preformatted_20_Text"><text:span text:style-name="Source_20_Text">742 DevObj::init led</text:span></text:p>
      <text:p text:style-name="Preformatted_20_Text"><text:soft-page-break/><text:span text:style-name="Source_20_Text">INFO <text:s/>Not using /dev/ttyACM0 for radio control input. Assuming joystick input via MAVLink.</text:span></text:p>
      <text:p text:style-name="P8"><text:span text:style-name="Source_20_Text">INFO <text:s/>Waiting for initial data on UDP. Please start the flight simulator to proceed..</text:span></text:p>
      <text:p text:style-name="P9"><text:span text:style-name="Source_20_Text">没有error则通过，打开一个新命令行窗口，将PX</text:span><text:span text:style-name="Source_20_Text"><text:span text:style-name="T3">4源码中所带的模型添加到Gazebo中，如下命令，也可参考Gazebo教程中的基础指令</text:span></text:span></text:p>
      <text:p text:style-name="P9"><text:span text:style-name="Source_20_Text">cd &lt;Firmware_clone&gt;</text:span></text:p>
      <text:p text:style-name="P8"><text:span text:style-name="Source_20_Text">source Tools/setup_gazebo.bash $(pwd) $(pwd)/build/posix_sitl_default</text:span></text:p>
      <text:p text:style-name="P10"><text:span text:style-name="Source_20_Text"><text:span text:style-name="T4">4.</text:span></text:span><text:span text:style-name="Source_20_Text"><text:span text:style-name="T6">将</text:span></text:span><text:span text:style-name="Source_20_Text"><text:span text:style-name="T7">Firmware/Tools/sitl_gazebo路径下的typhoon_h480文件夹用压缩包中文件替换</text:span></text:span></text:p>
      <text:p text:style-name="P10"><text:span text:style-name="Source_20_Text"><text:span text:style-name="T5">5.</text:span></text:span><text:span text:style-name="Source_20_Text"><text:span text:style-name="T7">打开Gazebo，删除原有飞机模型，自行添加刚刚改过的typhoon无人机模型，然后<text:line-break/>ROS topic中就应该有相机图像了，注意图像形式分别时RGB和ROS的点云，摄像机为无人机下方云台的摄像头。</text:span></text:span></text:p>
      <text:p text:style-name="P6"><text:span text:style-name="Source_20_Text"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47:05.343328697</meta:creation-date>
    <meta:generator>LibreOffice/4.2.8.2$Linux_X86_64 LibreOffice_project/420m0$Build-2</meta:generator>
    <dc:date>2017-11-09T16:28:17.054456425</dc:date>
    <meta:editing-duration>PT28M1S</meta:editing-duration>
    <meta:editing-cycles>7</meta:editing-cycles>
    <meta:document-statistic meta:table-count="0" meta:image-count="0" meta:object-count="0" meta:page-count="2" meta:paragraph-count="49" meta:word-count="487" meta:character-count="1912" meta:non-whitespace-character-count="1739"/>
  </office:meta>
</office:document-meta>
</file>